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itle">
      <style:text-properties fo:color="#ce181e" fo:font-size="18pt" officeooo:rsid="00199cea" officeooo:paragraph-rsid="00199cea" style:font-size-asian="18pt" style:font-size-complex="18pt"/>
    </style:style>
    <style:style style:name="P2" style:family="paragraph" style:parent-style-name="Title">
      <style:text-properties fo:color="#ce181e" officeooo:rsid="0005959b" officeooo:paragraph-rsid="00199cea"/>
    </style:style>
    <style:style style:name="P3" style:family="paragraph" style:parent-style-name="Text_20_body">
      <style:text-properties fo:color="#ce181e" fo:font-size="18pt" officeooo:rsid="00199cea" officeooo:paragraph-rsid="00199cea" style:font-size-asian="18pt" style:font-size-complex="18pt"/>
    </style:style>
    <style:style style:name="P4" style:family="paragraph" style:parent-style-name="Text_20_body" style:list-style-name="L1">
      <style:text-properties fo:color="#000000" fo:font-size="18pt" officeooo:rsid="00199cea" officeooo:paragraph-rsid="00199cea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color="#ce181e" fo:font-weight="bold" officeooo:rsid="0013c5f3" officeooo:paragraph-rsid="00199cea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ce181e" fo:font-weight="bold" officeooo:rsid="001c42ac" officeooo:paragraph-rsid="001c42ac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a22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NSITIVE COMPARTMENTALIZED INFORMATION FACILITY</text:span> </text:p>
      <text:p text:style-name="P5">NOFORN</text:p>
      <text:p text:style-name="P6">NOAUDCOM</text:p>
      <text:p text:style-name="P1">SECURITY NOTICE</text:p>
      <text:p text:style-name="P3"/>
      <text:list xml:id="list2134498879" text:style-name="L1">
        <text:list-item>
          <text:p text:style-name="P4">Keep door closed at all times</text:p>
        </text:list-item>
        <text:list-item>
          <text:p text:style-name="P4">Keep door locked at all times</text:p>
        </text:list-item>
        <text:list-item>
          <text:p text:style-name="P4">Leave lights o<text:span text:style-name="T2">ff</text:span> at all times <text:span text:style-name="T2">(unless actively working in the SCIF)</text:span></text:p>
        </text:list-item>
        <text:list-item>
          <text:p text:style-name="P4">Do not obstruct camera<text:span text:style-name="T2">s or motion detectors </text:span></text:p>
        </text:list-item>
        <text:list-item>
          <text:p text:style-name="P4">No outside electronics <text:span text:style-name="T2">(laptops/watches/cell phones/tablets etc)</text:span></text:p>
        </text:list-item>
        <text:list-item>
          <text:p text:style-name="P4">Follow all relevant security procedures,process,protocols for your proje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1:51:47.061236312</meta:creation-date>
    <dc:date>2021-03-10T13:55:19.072044273</dc:date>
    <meta:editing-duration>PT31M40S</meta:editing-duration>
    <meta:editing-cycles>4</meta:editing-cycles>
    <meta:generator>LibreOffice/6.1.5.2$Linux_ARM_EABI LibreOffice_project/10$Build-2</meta:generator>
    <meta:print-date>2021-03-10T13:27:20.514187522</meta:print-date>
    <meta:document-statistic meta:table-count="0" meta:image-count="0" meta:object-count="0" meta:page-count="1" meta:paragraph-count="10" meta:word-count="59" meta:character-count="391" meta:non-whitespace-character-count="346"/>
  </office:meta>
</office:document-meta>
</file>